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fo:font-size="20pt" fo:background-color="transparent" style:font-size-asian="20pt" style:font-size-complex="20pt"/>
    </style:style>
    <style:style style:name="T4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9 Guía de estilo HTML y convenciones de codificación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 text:style-name="P2">Convenciones de codificación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Siempre declare el tipo de documento </text:span></text:p>
                    <text:list>
                      <text:list-item>
                        <text:list>
                          <text:list-item>
                            <text:p><text:span text:style-name="T1">{ &lt;!DOCTYPE html&gt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ar nombres de elementos en minúscula</text:span></text:p>
                  </text:list-item>
                  <text:list-item>
                    <text:p><text:span text:style-name="T1">Cerrar todos los elementos HTML</text:span></text:p>
                  </text:list-item>
                  <text:list-item>
                    <text:p><text:span text:style-name="T1">Usar nombres de atributo en minúsculas</text:span></text:p>
                  </text:list-item>
                  <text:list-item>
                    <text:p><text:span text:style-name="T1">Citar siempre los valores de los atributos</text:span></text:p>
                  </text:list-item>
                  <text:list-item>
                    <text:p><text:span text:style-name="T1">Especifique siempre alt, ancho y alto para imágenes</text:span></text:p>
                  </text:list-item>
                  <text:list-item>
                    <text:p><text:span text:style-name="T1">Evitar largas líneas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Líneas en blanco e indentación</text:span></text:p>
                    <text:list>
                      <text:list-item>
                        <text:list>
                          <text:list-item>
                            <text:p><text:span text:style-name="T1">No agregue líneas en blanco, espacios o hendiduras sin una razón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unca omita el elemento del título</text:span></text:p>
                  </text:list-item>
                  <text:list-item>
                    <text:p><text:span text:style-name="T1">Omitiendo html y cuerpo?</text:span></text:p>
                    <text:list>
                      <text:list-item>
                        <text:list>
                          <text:list-item>
                            <text:p><text:span text:style-name="T1">Una página HTML se validará sin las etiquetas html y body</text:span></text:p>
                          </text:list-item>
                          <text:list-item>
                            <text:p><text:span text:style-name="T1">Omitir el cuerpo puede producir errores en los navegadores más antiguos.</text:span></text:p>
                          </text:list-item>
                          <text:list-item>
                            <text:p><text:span text:style-name="T1">Omitir html y body también puede bloquear el software DOM y XM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¿Omitiendo la cabeza?</text:span></text:p>
                    <text:list>
                      <text:list-item>
                        <text:list>
                          <text:list-item>
                            <text:p><text:span text:style-name="T1">La etiqueta de encabezado HTML también se puede omiti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¿Cerrar elementos HTML vacíos?</text:span></text:p>
                    <text:list>
                      <text:list-item>
                        <text:list>
                          <text:list-item>
                            <text:p><text:span text:style-name="T1">En HTML, es opcional cerrar elementos vacíos.</text:span></text:p>
                          </text:list-item>
                          <text:list-item>
                            <text:p><text:span text:style-name="T1">Si espera que el software XML / XHTML acceda a su página, mantenga la barra inclinada de cierre (/), porque es obligatorio en XML y XHTML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gregar el atributo la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<text:span text:style-name="T1">Metadatos</text:span></text:p>
                    <text:list>
                      <text:list-item>
                        <text:list>
                          <text:list-item>
                            <text:p><text:span text:style-name="T1">Para garantizar una interpretación adecuada y una correcta indexación del motor de búsqueda, tanto el lenguaje como la codificación de caracteres meta charset = 'charset' deben definirse lo antes posible en un documento HTML: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>&lt;!DOCTYPE html&gt;</text:span></text:p>
                              </text:list-item>
                              <text:list-item>
                                <text:p><text:span text:style-name="T1">&lt;html lang="en-us"&gt;</text:span></text:p>
                              </text:list-item>
                              <text:list-item>
                                <text:p><text:span text:style-name="T1">&lt;head&gt;</text:span></text:p>
                              </text:list-item>
                              <text:list-item>
                                <text:p><text:span text:style-name="T1">&lt;meta charset="UTF-8"&gt;</text:span></text:p>
                              </text:list-item>
                              <text:list-item>
                                <text:p><text:span text:style-name="T1">&lt;title&gt;Page Title&lt;/title&gt;</text:span></text:p>
                              </text:list-item>
                              <text:list-item>
                                <text:p><text:span text:style-name="T1">&lt;/head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Configuración de la ventana gráfica</text:span></text:p>
                    <text:list>
                      <text:list-item>
                        <text:list>
                          <text:list-item>
                            <text:p><text:span text:style-name="T2">&lt;meta name="viewport" content="width=device-width, initial-scale=1.0"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mentarios HTML</text:span></text:p>
                    <text:list>
                      <text:list-item>
                        <text:list>
                          <text:list-item>
                            <text:p><text:span text:style-name="T3">&lt;! -- Este es un comentario -- &gt;</text:span></text:p>
                          </text:list-item>
                          <text:list-item>
                            <text:p><text:span text:style-name="T3">&lt;! --</text:span></text:p>
                          </text:list-item>
                          <text:list-item>
                            <text:p><text:span text:style-name="T3"><text:s text:c="2"/></text:span><text:span text:style-name="T3">Este es un largo ejemplo de comentario. Este es un largo ejemplo de comentario.</text:span></text:p>
                          </text:list-item>
                          <text:list-item>
                            <text:p><text:span text:style-name="T3"><text:s text:c="2"/></text:span><text:span text:style-name="T3">Este es un largo ejemplo de comentario. Este es un largo ejemplo de comentario.</text:span></text:p>
                          </text:list-item>
                          <text:list-item>
                            <text:p><text:span text:style-name="T3">-- 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Usar hojas de estilo</text:span></text:p>
                    <text:list>
                      <text:list-item>
                        <text:list>
                          <text:list-item>
                            <text:p><text:span text:style-name="T3">Utilice una sintaxis simple para vincular a hojas de estilo (el atributo de tipo no es necesario):</text:span></text:p>
                          </text:list-item>
                          <text:list-item>
                            <text:p><text:span text:style-name="T3">&lt;link rel="stylesheet" href="styles.css"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Las reglas cortas de CSS pueden escribirse comprimidas, de esta manera:</text:span></text:p>
                    <text:list>
                      <text:list-item>
                        <text:list>
                          <text:list-item>
                            <text:p><text:span text:style-name="T1">p.intro {font-family:Verdana;font-size:16em;}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as reglas CSS largas deben escribirse en varias líneas:</text:span></text:p>
                    <text:p><text:span text:style-name="T1"/></text:p>
                    <text:list>
                      <text:list-item>
                        <text:list>
                          <text:list-item>
                            <text:p><text:span text:style-name="T1">body {</text:span></text:p>
                          </text:list-item>
                          <text:list-item>
                            <text:p><text:span text:style-name="T1"><text:s text:c="2"/></text:span><text:span text:style-name="T1">background-color: lightgrey;</text:span></text:p>
                          </text:list-item>
                          <text:list-item>
                            <text:p><text:span text:style-name="T1"><text:s text:c="2"/></text:span><text:span text:style-name="T1">font-family: "Arial Black", Helvetica, sans-serif;</text:span></text:p>
                          </text:list-item>
                          <text:list-item>
                            <text:p><text:span text:style-name="T1"><text:s text:c="2"/></text:span><text:span text:style-name="T1">font-size: 16em;</text:span></text:p>
                          </text:list-item>
                          <text:list-item>
                            <text:p><text:span text:style-name="T1"><text:s text:c="2"/></text:span><text:span text:style-name="T1">color: black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Cargando JavaScript en HTML</text:span></text:p>
                    <text:list>
                      <text:list-item>
                        <text:list>
                          <text:list-item>
                            <text:p><text:span text:style-name="T1">Utilice una sintaxis simple para cargar scripts externos (el atributo type no es necesario):</text:span></text:p>
                          </text:list-item>
                          <text:list-item>
                            <text:p><text:span text:style-name="T1">&lt;script src="myscript.js"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cceso a elementos HTML con JavaScript</text:span></text:p>
                    <text:list>
                      <text:list-item>
                        <text:list>
                          <text:list-item>
                            <text:p><text:span text:style-name="T1">El uso del código HTML 'desordenado' puede provocar errores de JavaScript.</text:span></text:p>
                          </text:list-item>
                          <text:list-item>
                            <text:p><text:span text:style-name="T1">Estas dos declaraciones de JavaScript producirán resultados diferentes:</text:span></text:p>
                            <text:p><text:span text:style-name="T1"/></text:p>
                          </text:list-item>
                          <text:list-item>
                            <text:p><text:span text:style-name="T1">getElementById("Demo").innerHTML = "Hello";</text:span></text:p>
                          </text:list-item>
                          <text:list-item>
                            <text:p><text:span text:style-name="T1">getElementById("demo").innerHTML = "Hello"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<text:span text:style-name="T1"/></text:p>
                  </text:list-item>
                  <text:list-item>
                    <text:p><text:span text:style-name="T1">Extensiones de archivo</text:span></text:p>
                    <text:list>
                      <text:list-item>
                        <text:list>
                          <text:list-item>
                            <text:p><text:span text:style-name="T1">Los archivos HTML deben tener una extensión .html o .htm.</text:span></text:p>
                          </text:list-item>
                          <text:list-item>
                            <text:p><text:span text:style-name="T1">Los archivos CSS deben tener una extensión .css.</text:span></text:p>
                          </text:list-item>
                          <text:list-item>
                            <text:p><text:span text:style-name="T1">Los archivos JavaScript deben tener una extensión .js.</text:span></text:p>
                          </text:list-item>
                          <text:list-item>
                            <text:p><text:span text:style-name="T1">Diferencias entre .htm y .html?</text:span><text:span text:style-name="T1"><text:tab/></text:span></text:p>
                          </text:list-item>
                          <text:list-item>
                            <text:p><text:span text:style-name="T1">¡No hay diferencia entre las extensiones de archivo .htm y .html</text:span></text:p>
                          </text:list-item>
                          <text:list-item>
                            <text:p><text:span text:style-name="T1">Ambos serán tratados como HTML por cualquier navegador web y servidor web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<text:span text:style-name="T1">Utilice nombres de archivo en minúsculas</text:span></text:p>
                    <text:list>
                      <text:list-item>
                        <text:list>
                          <text:list-item>
                            <text:p><text:span text:style-name="T1">Algunos servidores web (Apache, Unix) distinguen entre mayúsculas y minúsculas sobre los nombres de archivo: no se puede acceder a 'london.jpg' como 'London.jpg'.</text:span></text:p>
                          </text:list-item>
                          <text:list-item>
                            <text:p><text:span text:style-name="T1">Otros servidores web (Microsoft, IIS) no distinguen entre mayúsculas y minúsculas: se puede acceder a 'london.jpg' como 'London.jpg'.</text:span></text:p>
                          </text:list-item>
                          <text:list-item>
                            <text:p><text:span text:style-name="T1">Si usa una combinación de mayúsculas y minúsculas, debe ser consciente de esto.</text:span></text:p>
                          </text:list-item>
                          <text:list-item>
                            <text:p><text:span text:style-name="T1">Si pasa de un servidor que no distingue entre mayúsculas y minúsculas a un servidor que distingue mayúsculas y minúsculas, ¡incluso los pequeños errores romperán su web!</text:span></text:p>
                          </text:list-item>
                          <text:list-item>
                            <text:p><text:span text:style-name="T1">Para evitar estos problemas, ¡use siempre nombres de archivo en minúscula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Cuando una URL no especifica un nombre de archivo al final (como 'https://www.w3schools.com/'), el servidor simplemente agrega un nombre de archivo predeterminado, como 'index.html', 'index.htm', ' default.html 'o' default.htm '.</text:span></text:p>
                  </text:list-item>
                  <text:list-item>
                    <text:p><text:span text:style-name="T1">Si su servidor está configurado solo con 'index.html' como nombre de archivo predeterminado, su archivo debe llamarse 'index.html' y no 'default.html'.</text:span></text:p>
                  </text:list-item>
                  <text:list-item>
                    <text:p><text:span text:style-name="T1">Sin embargo, los servidores se pueden configurar con más de un nombre de archivo predeterminado; por lo general, puede configurar tantos nombres de archivos predeterminados como dese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4">Carlos Alemán</text:span><text:span text:style-name="T4"><text:line-break/></text:span><text:span text:style-name="T4">#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0:38:59.050618131</meta:creation-date>
    <meta:editing-duration>PT2H47M1S</meta:editing-duration>
    <meta:editing-cycles>1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8-05T21:06:48.094754101</dc:date>
    <dc:creator>codefuncode </dc:creator>
    <meta:document-statistic meta:object-count="105"/>
  </office:meta>
</office:document-meta>
</file>